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normal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ruckHub Registry</text:p>
      <text:p text:style-name="P1"/>
      <text:p text:style-name="P3">Mission Statement</text:p>
      <text:p text:style-name="P3"/>
      <text:p text:style-name="P2">The TruckHub registry is a global collection of publicly available TruckHubs. </text:p>
      <text:p text:style-name="P2">External providers (e.g. PRIDE/PX) register their TruckHubs so they are globally advertised.</text:p>
      <text:p text:style-name="P2">Users explore available data sources and find those relevant for their research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4-08-12T10:05:54</meta:creation-date>
    <dc:date>2014-08-12T17:13:45</dc:date>
    <dc:creator>Alessandro </dc:creator>
    <meta:editing-duration>PT1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40" meta:character-count="288" meta:non-whitespace-character-count="252"/>
  </office:meta>
</office:document-meta>
</file>